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36.5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  <table:table-cell/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90.32.2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0.31.2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2.2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Jacarenema Ecological Reserve</text:p>
          </table:table-cell>
          <table:table-cell office:value-type="string" calcext:value-type="string">
            <text:p>https://en.wikipedia.org/wiki/Jacarenema_Ecological_Reserve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MARAPE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5103769</text:p>
          </table:table-cell>
          <table:table-cell office:value-type="string" calcext:value-type="string">
            <text:p>Marapendi Municipal Nature Park</text:p>
          </table:table-cell>
          <table:table-cell office:value-type="string" calcext:value-type="string">
            <text:p>https://en.wikipedia.org/wiki/Marapendi_Municipal_Nature_Park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  <table:table-cell office:value-type="string" calcext:value-type="string">
            <text:p>https://en.wikipedia.org/wiki/Reserva_de_Marapendi_(Rio_de_Janeiro)</text:p>
          </table:table-cell>
        </table:table-row>
        <table:table-row table:style-name="ro1">
          <table:table-cell office:value-type="string" calcext:value-type="string">
            <text:p>1130.42.2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3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1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0.15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1.1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0.43.1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9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.16.2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15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33.1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80.35.3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5.26.3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20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0.35.2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3.3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43.3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50.1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0.52.2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30.28.3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52.1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3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00.35.2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50.31.28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3.33.2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0.43.35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2.2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0.31.3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70.35.29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30.33.15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0.31.3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0.42.2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2.2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08</text:p>
          </table:table-cell>
          <table:table-cell office:value-type="string" calcext:value-type="string">
            <text:p>Parque Municipal Gruta da Onça</text:p>
          </table:table-cell>
          <table:table-cell office:value-type="string" calcext:value-type="string">
            <text:p>https://pt.wikipedia.org/wiki/Parque_Municipal_Gruta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33.2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42.3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80.33.1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2.2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0.42.3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60.42.1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5.3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90.42.3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5.33.3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8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67</text:p>
          </table:table-cell>
          <table:table-cell office:value-type="string" calcext:value-type="string">
            <text:p>Parque Ecológico de Sinop</text:p>
          </table:table-cell>
          <table:table-cell office:value-type="string" calcext:value-type="string">
            <text:p>https://pt.wikipedia.org/wiki/Parque_Ecol%C3%B3gico_de_Sin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26.2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80.31.2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21.36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0.52.3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3.3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0.43.3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30.42.35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28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.51.36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5.15.3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09</text:p>
          </table:table-cell>
          <table:table-cell office:value-type="string" calcext:value-type="string">
            <text:p>Barra do Una Sustainable Development Reserve</text:p>
          </table:table-cell>
          <table:table-cell office:value-type="string" calcext:value-type="string">
            <text:p>https://en.wikipedia.org/wiki/Barra_do_Un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1.3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42.3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0.33.3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0.43.3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15.3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5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8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85.33.3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5.43.29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0.31.3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60.31.29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Reserva Biológica do Jaru</text:p>
          </table:table-cell>
          <table:table-cell office:value-type="string" calcext:value-type="string">
            <text:p>https://pt.wikipedia.org/wiki/Reserva_Biol%C3%B3gica_do_J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1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90.35.2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São Camilo State Park</text:p>
          </table:table-cell>
          <table:table-cell office:value-type="string" calcext:value-type="string">
            <text:p>https://en.wikipedia.org/wiki/S%C3%A3o_Camilo_State_Park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5.2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 office:value-type="string" calcext:value-type="string">
            <text:p>https://pt.wikipedia.org/wiki/Reserva_de_Desenvolvimento_Sustent%C3%A1vel_Am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5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9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5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Mamirauá Sustainable Development Reserve</text:p>
          </table:table-cell>
          <table:table-cell office:value-type="string" calcext:value-type="string">
            <text:p>https://en.wikipedia.org/wiki/Mamirau%C3%A1_Sustainable_Development_Reserve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2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3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Reserva Extrativista Acaú–Goiana</text:p>
          </table:table-cell>
          <table:table-cell office:value-type="string" calcext:value-type="string">
            <text:p>https://pt.wikipedia.org/wiki/Reserva_Extrativista_Aca%C3%BA%E2%80%93Go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8</text:p>
          </table:table-cell>
          <table:table-cell office:value-type="string" calcext:value-type="string">
            <text:p>Guariba Extractive Reserve</text:p>
          </table:table-cell>
          <table:table-cell office:value-type="string" calcext:value-type="string">
            <text:p>https://en.wikipedia.org/wiki/Guari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Médio Purus Extractive Reserve</text:p>
          </table:table-cell>
          <table:table-cell office:value-type="string" calcext:value-type="string">
            <text:p>https://en.wikipedia.org/wiki/M%C3%A9dio_Purus_Extractive_Reserve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io Cautário Federal Extractive Reserve</text:p>
          </table:table-cell>
          <table:table-cell office:value-type="string" calcext:value-type="string">
            <text:p>https://en.wikipedia.org/wiki/Rio_Caut%C3%A1rio_Federal_Extractive_Reserve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eserva Extrativista Federal do Rio Cautário</text:p>
          </table:table-cell>
          <table:table-cell office:value-type="string" calcext:value-type="string">
            <text:p>https://pt.wikipedia.org/wiki/Reserva_Extrativista_Federal_do_Rio_Caut%C3%A1rio</text:p>
          </table:table-cell>
          <table:table-cell table:number-columns-repeated="4"/>
          <table:table-cell office:value-type="string" calcext:value-type="string">
            <text:p>https://pt.wikipedia.org/wiki/Reserva_Extrativista_do_Rio_Caut%C3%A1rio</text:p>
          </table:table-cell>
        </table:table-row>
        <table:table-row table:style-name="ro1">
          <table:table-cell office:value-type="string" calcext:value-type="string">
            <text:p>0000.13.15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Reserva Extrativista Mãe Grande de Curuçá</text:p>
          </table:table-cell>
          <table:table-cell office:value-type="string" calcext:value-type="string">
            <text:p>https://pt.wikipedia.org/wiki/Reserva_Extrativista_M%C3%A3e_Grande_de_Curu%C3%A7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Mapuá Extractive Reserve</text:p>
          </table:table-cell>
          <table:table-cell office:value-type="string" calcext:value-type="string">
            <text:p>https://en.wikipedia.org/wiki/Mapu%C3%A1_Extractive_Reserve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Reserva Extrativista Marinha de Caeté-Taperaçu</text:p>
          </table:table-cell>
          <table:table-cell office:value-type="string" calcext:value-type="string">
            <text:p>https://pt.wikipedia.org/wiki/Reserva_Extrativista_Marinha_de_Caet%C3%A9-Taper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Reserva Extrativista Marinha da Baía do Iguape</text:p>
          </table:table-cell>
          <table:table-cell office:value-type="string" calcext:value-type="string">
            <text:p>https://pt.wikipedia.org/wiki/Reserva_Extrativista_Marinha_da_Ba%C3%ADa_do_I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io Cajari Extractive Reserve</text:p>
          </table:table-cell>
          <table:table-cell office:value-type="string" calcext:value-type="string">
            <text:p>https://en.wikipedia.org/wiki/Rio_Cajari_Extractive_Reserve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7</text:p>
          </table:table-cell>
          <table:table-cell office:value-type="string" calcext:value-type="string">
            <text:p>Rio Cautário State Extractive Reserve</text:p>
          </table:table-cell>
          <table:table-cell office:value-type="string" calcext:value-type="string">
            <text:p>https://en.wikipedia.org/wiki/Rio_Caut%C3%A1rio_Stat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Buraco das Araras Private Natural Heritage Reserve</text:p>
          </table:table-cell>
          <table:table-cell office:value-type="string" calcext:value-type="string">
            <text:p>https://en.wikipedia.org/wiki/Buraco_das_Araras_Private_Natural_Heritage_Reserve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Santa Cruz do Sul University Private Natural Heritage Reserve</text:p>
          </table:table-cell>
          <table:table-cell office:value-type="string" calcext:value-type="string">
            <text:p>https://en.wikipedia.org/wiki/Santa_Cruz_do_Sul_University_Private_Natural_Heritage_Reserve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2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Reserva Particular do Patrimônio Natural Feliciano Miguel Abdala</text:p>
          </table:table-cell>
          <table:table-cell office:value-type="string" calcext:value-type="string">
            <text:p>https://pt.wikipedia.org/wiki/Reserva_Particular_do_Patrim%C3%B4nio_Natural_Feliciano_Miguel_Abd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10.31.35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Reserva Particular do Patrimônio Natural Mata da Estrela</text:p>
          </table:table-cell>
          <table:table-cell office:value-type="string" calcext:value-type="string">
            <text:p>https://pt.wikipedia.org/wiki/Reserva_Particular_do_Patrim%C3%B4nio_Natural_Mata_da_Est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0</text:p>
          </table:table-cell>
          <table:table-cell office:value-type="string" calcext:value-type="string">
            <text:p>Maurício Dantas Private Natural Heritage Ecological Reserve</text:p>
          </table:table-cell>
          <table:table-cell office:value-type="string" calcext:value-type="string">
            <text:p>https://en.wikipedia.org/wiki/Maur%C3%ADcio_Dantas_Private_Natural_Heritage_Ec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eserva Rio das Furnas</text:p>
          </table:table-cell>
          <table:table-cell office:value-type="string" calcext:value-type="string">
            <text:p>https://pt.wikipedia.org/wiki/Reserva_Rio_das_Fur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Reserva Natural Serra das Almas</text:p>
          </table:table-cell>
          <table:table-cell office:value-type="string" calcext:value-type="string">
            <text:p>https://pt.wikipedia.org/wiki/Reserva_Natural_Serra_das_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6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2:59:56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4:26:43.264000000</dc:date>
    <meta:editing-duration>P1DT6H16M40S</meta:editing-duration>
    <meta:editing-cycles>151</meta:editing-cycles>
    <meta:generator>LibreOffice/6.2.3.2$Windows_X86_64 LibreOffice_project/aecc05fe267cc68dde00352a451aa867b3b546ac</meta:generator>
    <meta:document-statistic meta:table-count="1" meta:cell-count="25108" meta:object-count="0"/>
  </office:meta>
</office:document-meta>
</file>